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Heading_20_3">
      <style:text-properties style:font-name="Times New Roman" fo:font-size="13pt" style:font-size-asian="13pt" style:font-size-complex="13pt"/>
    </style:style>
    <style:style style:name="P4" style:family="paragraph" style:parent-style-name="Heading_20_1">
      <style:text-properties style:font-name="Times New Roman"/>
    </style:style>
    <style:style style:name="P5" style:family="paragraph" style:parent-style-name="Heading_20_2">
      <style:text-properties style:font-name="Times New Roman"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yllabus Template</text:p>
      <text:p text:style-name="Standard"/>
      <text:p text:style-name="Standard">Paragraph</text:p>
      <text:h text:style-name="P4" text:outline-level="1">Heading </text:h>
      <text:h text:style-name="P5" text:outline-level="2">Heading2</text:h>
      <text:h text:style-name="P3" text:outline-level="3">Heading3</text:h>
      <text:p text:style-name="Standard">List </text:p>
      <text:list xml:id="list370235201308710044" text:style-name="L1">
        <text:list-item>
          <text:p text:style-name="P2">Basic Li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701in" fo:margin-bottom="0in" style:contextual-spacing="false" fo:line-height="100%" style:page-number="auto" style:shadow="none">
        <style:tab-stops/>
      </style:paragraph-properties>
      <style:text-properties style:font-name="Times New Roman1" fo:font-size="14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201in" fo:margin-bottom="0.0402in" style:contextual-spacing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yllabusMaster" style:family="paragraph" style:parent-style-name="Text_20_body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3-08-10T10:22:33</dc:date>
    <dc:creator>Parry</dc:creator>
    <meta:editing-duration>PT16M55S</meta:editing-duration>
    <meta:editing-cycles>9</meta:editing-cycles>
    <meta:generator>LibreOffice/4.0.2.2$Linux_X86_64 LibreOffice_project/400m0$Build-2</meta:generator>
    <meta:document-statistic meta:table-count="0" meta:image-count="0" meta:object-count="0" meta:page-count="1" meta:paragraph-count="7" meta:word-count="10" meta:character-count="66" meta:non-whitespace-character-count="62"/>
  </office:meta>
</office:document-meta>
</file>